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justify" fo:text-indent="0.3937in"/>
    </style:style>
    <style:style style:name="T4" style:parent-style-name="Основнойшрифтабзаца" style:family="text">
      <style:text-properties fo:font-size="14pt" style:font-size-asian="14pt" style:font-size-complex="14pt"/>
    </style:style>
    <style:style style:name="T5" style:parent-style-name="Основнойшрифтабзаца" style:family="text">
      <style:text-properties fo:font-size="14pt" style:font-size-asian="14pt" style:font-size-complex="14pt"/>
    </style:style>
    <style:style style:name="T6" style:parent-style-name="Основнойшрифтабзаца" style:family="text">
      <style:text-properties fo:font-size="14pt" style:font-size-asian="14pt" style:font-size-complex="14pt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font-size="14pt" style:font-size-asian="14pt" style:font-size-complex="14pt"/>
    </style:style>
    <style:style style:name="P10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11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" style:parent-style-name="Standard" style:family="paragraph">
      <style:paragraph-properties fo:text-align="center" fo:text-indent="0.3937in"/>
      <style:text-properties fo:font-size="14pt" style:font-size-asian="14pt" style:font-size-complex="14pt"/>
    </style:style>
    <style:style style:name="P14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15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16" style:parent-style-name="Standard" style:family="paragraph">
      <style:paragraph-properties fo:text-align="justify" fo:text-indent="0.3937in"/>
    </style:style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T20" style:parent-style-name="Основнойшрифтабзаца" style:family="text">
      <style:text-properties fo:font-size="14pt" style:font-size-asian="14pt" style:font-size-complex="14pt" fo:background-color="#FF0000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P2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 fo:text-indent="0.3937in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25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26" style:parent-style-name="Standard" style:list-style-name="LFO1" style:family="paragraph">
      <style:paragraph-properties fo:text-align="justify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T2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0" style:parent-style-name="Основнойшрифтабзаца" style:family="text">
      <style:text-properties fo:font-size="14pt" style:font-size-asian="14pt" style:font-size-complex="14pt"/>
    </style:style>
    <style:style style:name="P31" style:parent-style-name="Standard" style:list-style-name="LFO1" style:family="paragraph">
      <style:paragraph-properties fo:text-align="justify"/>
    </style:style>
    <style:style style:name="T32" style:parent-style-name="Основнойшрифтабзаца" style:family="text">
      <style:text-properties fo:font-size="14pt" style:font-size-asian="14pt" style:font-size-complex="14pt"/>
    </style:style>
    <style:style style:name="T3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T3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P37" style:parent-style-name="Standard" style:list-style-name="LFO1" style:family="paragraph">
      <style:paragraph-properties fo:text-align="justify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P4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2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43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44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45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46" style:parent-style-name="Standard" style:list-style-name="LFO2" style:family="paragraph">
      <style:paragraph-properties fo:text-align="justify"/>
      <style:text-properties fo:font-size="14pt" style:font-size-asian="14pt" style:font-size-complex="14pt"/>
    </style:style>
    <style:style style:name="P47" style:parent-style-name="Standard" style:list-style-name="LFO2" style:family="paragraph">
      <style:paragraph-properties fo:text-align="justify"/>
      <style:text-properties fo:font-size="14pt" style:font-size-asian="14pt" style:font-size-complex="14pt"/>
    </style:style>
    <style:style style:name="P48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49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50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51" style:parent-style-name="PreformattedText" style:family="paragraph">
      <style:paragraph-properties fo:text-align="justify"/>
      <style:text-properties fo:color="#000000"/>
    </style:style>
    <style:style style:name="P52" style:parent-style-name="PreformattedText" style:family="paragraph">
      <style:text-properties fo:color="#000000"/>
    </style:style>
    <style:style style:name="P53" style:parent-style-name="PreformattedText" style:family="paragraph">
      <style:text-properties fo:color="#000000"/>
    </style:style>
    <style:style style:name="P54" style:parent-style-name="PreformattedText" style:family="paragraph">
      <style:text-properties fo:color="#000000"/>
    </style:style>
    <style:style style:name="P55" style:parent-style-name="PreformattedText" style:family="paragraph">
      <style:text-properties fo:color="#000000"/>
    </style:style>
    <style:style style:name="P56" style:parent-style-name="PreformattedText" style:family="paragraph">
      <style:text-properties fo:color="#000000"/>
    </style:style>
    <style:style style:name="P57" style:parent-style-name="PreformattedText" style:family="paragraph">
      <style:text-properties fo:color="#000000"/>
    </style:style>
    <style:style style:name="P58" style:parent-style-name="PreformattedText" style:family="paragraph">
      <style:text-properties fo:color="#000000"/>
    </style:style>
    <style:style style:name="P59" style:parent-style-name="PreformattedText" style:family="paragraph">
      <style:text-properties fo:color="#000000"/>
    </style:style>
    <style:style style:name="P60" style:parent-style-name="PreformattedText" style:family="paragraph">
      <style:text-properties fo:color="#000000"/>
    </style:style>
    <style:style style:name="P61" style:parent-style-name="PreformattedText" style:family="paragraph">
      <style:text-properties fo:color="#000000"/>
    </style:style>
    <style:style style:name="P62" style:parent-style-name="PreformattedText" style:family="paragraph">
      <style:text-properties fo:color="#000000"/>
    </style:style>
    <style:style style:name="P63" style:parent-style-name="PreformattedText" style:family="paragraph">
      <style:text-properties fo:color="#000000"/>
    </style:style>
    <style:style style:name="P64" style:parent-style-name="PreformattedText" style:family="paragraph">
      <style:text-properties fo:color="#000000"/>
    </style:style>
    <style:style style:name="P65" style:parent-style-name="PreformattedText" style:family="paragraph">
      <style:text-properties fo:color="#000000"/>
    </style:style>
    <style:style style:name="P66" style:parent-style-name="PreformattedText" style:family="paragraph">
      <style:text-properties fo:color="#000000"/>
    </style:style>
    <style:style style:name="P67" style:parent-style-name="PreformattedText" style:family="paragraph">
      <style:text-properties fo:color="#000000"/>
    </style:style>
    <style:style style:name="P68" style:parent-style-name="PreformattedText" style:family="paragraph">
      <style:text-properties fo:color="#000000"/>
    </style:style>
    <style:style style:name="P69" style:parent-style-name="PreformattedText" style:family="paragraph">
      <style:text-properties fo:color="#000000"/>
    </style:style>
    <style:style style:name="P70" style:parent-style-name="PreformattedText" style:family="paragraph">
      <style:text-properties fo:color="#000000"/>
    </style:style>
    <style:style style:name="P71" style:parent-style-name="PreformattedText" style:family="paragraph">
      <style:text-properties fo:color="#000000"/>
    </style:style>
    <style:style style:name="P72" style:parent-style-name="PreformattedText" style:family="paragraph">
      <style:text-properties fo:color="#000000"/>
    </style:style>
    <style:style style:name="P73" style:parent-style-name="PreformattedText" style:family="paragraph">
      <style:text-properties fo:color="#000000"/>
    </style:style>
    <style:style style:name="P74" style:parent-style-name="PreformattedText" style:family="paragraph">
      <style:text-properties fo:color="#000000"/>
    </style:style>
    <style:style style:name="P75" style:parent-style-name="PreformattedText" style:family="paragraph">
      <style:text-properties fo:color="#000000"/>
    </style:style>
    <style:style style:name="P76" style:parent-style-name="PreformattedText" style:family="paragraph">
      <style:text-properties fo:color="#000000"/>
    </style:style>
    <style:style style:name="P77" style:parent-style-name="PreformattedText" style:family="paragraph">
      <style:text-properties fo:color="#000000"/>
    </style:style>
    <style:style style:name="P78" style:parent-style-name="PreformattedText" style:family="paragraph">
      <style:text-properties fo:color="#000000"/>
    </style:style>
    <style:style style:name="P79" style:parent-style-name="PreformattedText" style:family="paragraph">
      <style:text-properties fo:color="#000000"/>
    </style:style>
    <style:style style:name="P80" style:parent-style-name="PreformattedText" style:family="paragraph">
      <style:text-properties fo:color="#000000"/>
    </style:style>
    <style:style style:name="P81" style:parent-style-name="PreformattedText" style:family="paragraph">
      <style:text-properties fo:color="#000000"/>
    </style:style>
    <style:style style:name="P82" style:parent-style-name="PreformattedText" style:family="paragraph">
      <style:text-properties fo:color="#000000"/>
    </style:style>
    <style:style style:name="P83" style:parent-style-name="PreformattedText" style:family="paragraph">
      <style:text-properties fo:color="#000000"/>
    </style:style>
    <style:style style:name="P84" style:parent-style-name="PreformattedText" style:family="paragraph">
      <style:paragraph-properties fo:margin-bottom="0.1965in"/>
      <style:text-properties fo:color="#000000"/>
    </style:style>
    <style:style style:name="P85" style:parent-style-name="Standard" style:family="paragraph">
      <style:paragraph-properties fo:text-align="justify" fo:text-indent="0.3937in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P89" style:parent-style-name="Standard" style:family="paragraph">
      <style:paragraph-properties fo:text-align="justify" fo:text-indent="0.3937in"/>
    </style:style>
    <style:style style:name="T9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P9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7" style:parent-style-name="Standard" style:family="paragraph">
      <style:paragraph-properties fo:text-align="center" fo:text-indent="0.3937in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9" style:parent-style-name="Standard" style:family="paragraph">
      <style:paragraph-properties fo:text-align="justify" fo:text-indent="0.3937in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P107" style:parent-style-name="Standard" style:family="paragraph">
      <style:paragraph-properties fo:text-align="justify" fo:text-indent="0.3937in"/>
    </style:style>
    <style:style style:name="T10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1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P113" style:parent-style-name="Standard" style:family="paragraph">
      <style:paragraph-properties fo:text-align="justify" fo:text-indent="0.3937in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P118" style:parent-style-name="Standard" style:family="paragraph">
      <style:paragraph-properties fo:text-align="justify" fo:text-indent="0.3937in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P123" style:parent-style-name="Standard" style:family="paragraph">
      <style:paragraph-properties fo:text-align="justify" fo:text-indent="0.3937in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T12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P137" style:parent-style-name="Standard" style:family="paragraph">
      <style:paragraph-properties fo:text-align="justify" fo:text-indent="0.3937in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P145" style:parent-style-name="Standard" style:family="paragraph">
      <style:paragraph-properties fo:text-align="justify" fo:text-indent="0.3937in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14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4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P153" style:parent-style-name="Standard" style:family="paragraph">
      <style:paragraph-properties fo:text-align="justify" fo:text-indent="0.3937in"/>
    </style:style>
    <style:style style:name="T15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P159" style:parent-style-name="Standard" style:family="paragraph">
      <style:paragraph-properties fo:text-align="justify" fo:text-indent="0.3937in"/>
    </style:style>
    <style:style style:name="T16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6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P166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167" style:parent-style-name="Standard" style:family="paragraph">
      <style:paragraph-properties fo:text-align="justify" fo:text-indent="0.3937in"/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T170" style:parent-style-name="Teletype" style:family="text">
      <style:text-properties fo:font-size="14pt" style:font-size-asian="14pt" style:font-size-complex="14pt"/>
    </style:style>
    <style:style style:name="T171" style:parent-style-name="Teletype" style:family="text">
      <style:text-properties style:font-name="Liberation Serif" fo:font-size="14pt" style:font-size-asian="14pt" style:font-size-complex="14pt"/>
    </style:style>
    <style:style style:name="P172" style:parent-style-name="Standard" style:family="paragraph">
      <style:paragraph-properties fo:text-align="justify" fo:text-indent="0.3937in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T174" style:parent-style-name="Основнойшрифтабзаца" style:family="text">
      <style:text-properties fo:font-size="14pt" style:font-size-asian="14pt" style:font-size-complex="14pt"/>
    </style:style>
    <style:style style:name="T17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76" style:parent-style-name="Основнойшрифтабзаца" style:family="text">
      <style:text-properties fo:font-size="14pt" style:font-size-asian="14pt" style:font-size-complex="14pt"/>
    </style:style>
    <style:style style:name="T17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7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P180" style:parent-style-name="Standard" style:family="paragraph">
      <style:paragraph-properties fo:text-align="justify" fo:text-indent="0.3937in"/>
    </style:style>
    <style:style style:name="T18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T18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T186" style:parent-style-name="Основнойшрифтабзаца" style:family="text">
      <style:text-properties fo:font-size="14pt" style:font-size-asian="14pt" style:font-size-complex="14pt"/>
    </style:style>
    <style:style style:name="P187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188" style:parent-style-name="Standard" style:family="paragraph">
      <style:paragraph-properties fo:text-align="justify" fo:text-indent="0.3937in"/>
    </style:style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T190" style:parent-style-name="Teletype" style:family="text">
      <style:text-properties fo:font-size="14pt" style:font-size-asian="14pt" style:font-size-complex="14pt"/>
    </style:style>
    <style:style style:name="T191" style:parent-style-name="Teletype" style:family="text">
      <style:text-properties style:font-name="Liberation Serif" fo:font-size="14pt" style:font-size-asian="14pt" style:font-size-complex="14pt"/>
    </style:style>
    <style:style style:name="P192" style:parent-style-name="Standard" style:family="paragraph">
      <style:paragraph-properties fo:text-align="justify" fo:text-indent="0.3937in"/>
    </style:style>
    <style:style style:name="T193" style:parent-style-name="Teletype" style:family="text">
      <style:text-properties style:font-name="Liberation Serif" fo:color="#000000" fo:font-size="14pt" style:font-size-asian="14pt" style:font-size-complex="14pt"/>
    </style:style>
    <style:style style:name="T194" style:parent-style-name="Teletype" style:family="text">
      <style:text-properties style:font-name="Liberation Serif" fo:color="#000000" fo:font-size="14pt" style:font-size-asian="14pt" style:font-size-complex="14pt"/>
    </style:style>
    <style:style style:name="T195" style:parent-style-name="Teletype" style:family="text">
      <style:text-properties style:font-name="Liberation Serif" fo:font-style="italic" style:font-style-asian="italic" style:font-style-complex="italic" fo:color="#000000" fo:font-size="14pt" style:font-size-asian="14pt" style:font-size-complex="14pt"/>
    </style:style>
    <style:style style:name="T196" style:parent-style-name="Teletype" style:family="text">
      <style:text-properties style:font-name="Liberation Serif" fo:font-style="italic" style:font-style-asian="italic" style:font-style-complex="italic" fo:color="#000000" fo:font-size="14pt" style:font-size-asian="14pt" style:font-size-complex="14pt"/>
    </style:style>
    <style:style style:name="T197" style:parent-style-name="Teletype" style:family="text">
      <style:text-properties style:font-name="Liberation Serif" fo:color="#000000" fo:font-size="14pt" style:font-size-asian="14pt" style:font-size-complex="14pt"/>
    </style:style>
    <style:style style:name="T198" style:parent-style-name="Teletype" style:family="text">
      <style:text-properties style:font-name="Liberation Serif" fo:font-weight="bold" style:font-weight-asian="bold" style:font-weight-complex="bold" fo:color="#000000" fo:font-size="14pt" style:font-size-asian="14pt" style:font-size-complex="14pt"/>
    </style:style>
    <style:style style:name="T199" style:parent-style-name="Teletype" style:family="text">
      <style:text-properties style:font-name="Liberation Serif" fo:color="#000000" fo:font-size="14pt" style:font-size-asian="14pt" style:font-size-complex="14pt"/>
    </style:style>
    <style:style style:name="T200" style:parent-style-name="Teletype" style:family="text">
      <style:text-properties style:font-name="Liberation Serif" fo:color="#000000" fo:font-size="14pt" style:font-size-asian="14pt" style:font-size-complex="14pt"/>
    </style:style>
    <style:style style:name="T201" style:parent-style-name="Teletype" style:family="text">
      <style:text-properties style:font-name="Liberation Serif" fo:font-style="italic" style:font-style-asian="italic" style:font-style-complex="italic" fo:color="#000000" fo:font-size="14pt" style:font-size-asian="14pt" style:font-size-complex="14pt"/>
    </style:style>
    <style:style style:name="T202" style:parent-style-name="Teletype" style:family="text">
      <style:text-properties style:font-name="Liberation Serif" fo:color="#000000" fo:font-size="14pt" style:font-size-asian="14pt" style:font-size-complex="14pt"/>
    </style:style>
    <style:style style:name="T203" style:parent-style-name="Teletype" style:family="text">
      <style:text-properties style:font-name="Liberation Serif" fo:color="#000000" fo:font-size="14pt" style:font-size-asian="14pt" style:font-size-complex="14pt"/>
    </style:style>
    <style:style style:name="T204" style:parent-style-name="Teletype" style:family="text">
      <style:text-properties style:font-name="Liberation Serif" fo:font-weight="bold" style:font-weight-asian="bold" style:font-weight-complex="bold" fo:color="#000000" fo:font-size="14pt" style:font-size-asian="14pt" style:font-size-complex="14pt"/>
    </style:style>
    <style:style style:name="T205" style:parent-style-name="Teletype" style:family="text">
      <style:text-properties style:font-name="Liberation Serif" fo:color="#000000" fo:font-size="14pt" style:font-size-asian="14pt" style:font-size-complex="14pt"/>
    </style:style>
    <style:style style:name="T206" style:parent-style-name="Teletype" style:family="text">
      <style:text-properties style:font-name="Liberation Serif" fo:color="#000000" fo:font-size="14pt" style:font-size-asian="14pt" style:font-size-complex="14pt"/>
    </style:style>
    <style:style style:name="T207" style:parent-style-name="Teletype" style:family="text">
      <style:text-properties style:font-name="Liberation Serif" fo:color="#000000" fo:font-size="14pt" style:font-size-asian="14pt" style:font-size-complex="14pt"/>
    </style:style>
    <style:style style:name="P208" style:parent-style-name="Standard" style:family="paragraph">
      <style:paragraph-properties fo:text-align="justify" fo:text-indent="0.3937in"/>
    </style:style>
    <style:style style:name="T209" style:parent-style-name="Teletype" style:family="text">
      <style:text-properties style:font-name="Liberation Serif" fo:color="#000000" fo:font-size="14pt" style:font-size-asian="14pt" style:font-size-complex="14pt"/>
    </style:style>
    <style:style style:name="P210" style:parent-style-name="Standard" style:list-style-name="LFO3" style:family="paragraph">
      <style:paragraph-properties fo:text-align="justify"/>
    </style:style>
    <style:style style:name="T211" style:parent-style-name="Teletype" style:family="text">
      <style:text-properties style:font-name="Liberation Serif" fo:font-style="italic" style:font-style-asian="italic" style:font-style-complex="italic" fo:color="#000000" fo:font-size="14pt" style:font-size-asian="14pt" style:font-size-complex="14pt"/>
    </style:style>
    <style:style style:name="T212" style:parent-style-name="Teletype" style:family="text">
      <style:text-properties style:font-name="Liberation Serif" fo:color="#000000" fo:font-size="14pt" style:font-size-asian="14pt" style:font-size-complex="14pt"/>
    </style:style>
    <style:style style:name="P213" style:parent-style-name="Standard" style:list-style-name="LFO3" style:family="paragraph">
      <style:paragraph-properties fo:text-align="justify"/>
    </style:style>
    <style:style style:name="T214" style:parent-style-name="Teletype" style:family="text">
      <style:text-properties style:font-name="Liberation Serif" fo:font-style="italic" style:font-style-asian="italic" style:font-style-complex="italic" fo:color="#000000" fo:font-size="14pt" style:font-size-asian="14pt" style:font-size-complex="14pt"/>
    </style:style>
    <style:style style:name="T215" style:parent-style-name="Teletype" style:family="text">
      <style:text-properties style:font-name="Liberation Serif" fo:color="#000000" fo:font-size="14pt" style:font-size-asian="14pt" style:font-size-complex="14pt"/>
    </style:style>
    <style:style style:name="T216" style:parent-style-name="Teletype" style:family="text">
      <style:text-properties style:font-name="Liberation Serif" fo:color="#000000" fo:font-size="14pt" style:font-size-asian="14pt" style:font-size-complex="14pt"/>
    </style:style>
    <style:style style:name="P217" style:parent-style-name="Standard" style:list-style-name="LFO3" style:family="paragraph">
      <style:paragraph-properties fo:text-align="justify"/>
    </style:style>
    <style:style style:name="T218" style:parent-style-name="Teletype" style:family="text">
      <style:text-properties style:font-name="Liberation Serif" fo:font-style="italic" style:font-style-asian="italic" style:font-style-complex="italic" fo:color="#000000" fo:font-size="14pt" style:font-size-asian="14pt" style:font-size-complex="14pt"/>
    </style:style>
    <style:style style:name="T219" style:parent-style-name="Teletype" style:family="text">
      <style:text-properties style:font-name="Liberation Serif" fo:color="#000000" fo:font-size="14pt" style:font-size-asian="14pt" style:font-size-complex="14pt"/>
    </style:style>
    <style:style style:name="T220" style:parent-style-name="Teletype" style:family="text">
      <style:text-properties style:font-name="Liberation Serif" fo:color="#000000" fo:font-size="14pt" style:font-size-asian="14pt" style:font-size-complex="14pt"/>
    </style:style>
    <style:style style:name="P221" style:parent-style-name="Standard" style:family="paragraph">
      <style:paragraph-properties fo:text-align="justify" fo:text-indent="0.3937in"/>
    </style:style>
    <style:style style:name="T222" style:parent-style-name="Teletype" style:family="text">
      <style:text-properties style:font-name="Liberation Serif" fo:color="#000000" fo:font-size="14pt" style:font-size-asian="14pt" style:font-size-complex="14pt"/>
    </style:style>
    <style:style style:name="T223" style:parent-style-name="Teletype" style:family="text">
      <style:text-properties style:font-name="Liberation Serif" fo:color="#000000" fo:font-size="14pt" style:font-size-asian="14pt" style:font-size-complex="14pt"/>
    </style:style>
    <style:style style:name="T224" style:parent-style-name="Teletype" style:family="text">
      <style:text-properties style:font-name="Liberation Serif" fo:color="#000000" fo:font-size="14pt" style:font-size-asian="14pt" style:font-size-complex="14pt"/>
    </style:style>
    <style:style style:name="T225" style:parent-style-name="Teletype" style:family="text">
      <style:text-properties style:font-name="Liberation Serif" fo:font-weight="bold" style:font-weight-asian="bold" style:font-weight-complex="bold" fo:color="#000000" fo:font-size="14pt" style:font-size-asian="14pt" style:font-size-complex="14pt"/>
    </style:style>
    <style:style style:name="T226" style:parent-style-name="Teletype" style:family="text">
      <style:text-properties style:font-name="Liberation Serif" fo:color="#000000" fo:font-size="14pt" style:font-size-asian="14pt" style:font-size-complex="14pt"/>
    </style:style>
    <style:style style:name="T227" style:parent-style-name="Teletype" style:family="text">
      <style:text-properties style:font-name="Liberation Serif" fo:font-weight="bold" style:font-weight-asian="bold" style:font-weight-complex="bold" fo:color="#000000" fo:font-size="14pt" style:font-size-asian="14pt" style:font-size-complex="14pt"/>
    </style:style>
    <style:style style:name="T228" style:parent-style-name="Teletype" style:family="text">
      <style:text-properties style:font-name="Liberation Serif" fo:color="#000000" fo:font-size="14pt" style:font-size-asian="14pt" style:font-size-complex="14pt"/>
    </style:style>
    <style:style style:name="T229" style:parent-style-name="Teletype" style:family="text">
      <style:text-properties style:font-name="Liberation Serif" fo:color="#000000" fo:font-size="14pt" style:font-size-asian="14pt" style:font-size-complex="14pt"/>
    </style:style>
    <style:style style:name="P230" style:parent-style-name="Standard" style:family="paragraph">
      <style:paragraph-properties fo:text-align="justify" fo:text-indent="0.3937in"/>
    </style:style>
    <style:style style:name="T231" style:parent-style-name="Teletype" style:family="text">
      <style:text-properties style:font-name="Liberation Serif" fo:color="#000000" fo:font-size="14pt" style:font-size-asian="14pt" style:font-size-complex="14pt"/>
    </style:style>
    <style:style style:name="P232" style:parent-style-name="Standard" style:family="paragraph">
      <style:paragraph-properties fo:text-align="justify" fo:text-indent="0.3937in"/>
    </style:style>
    <style:style style:name="P233" style:parent-style-name="Standard" style:family="paragraph">
      <style:paragraph-properties fo:text-align="justify" fo:text-indent="0.3937in"/>
    </style:style>
    <style:style style:name="T234" style:parent-style-name="Teletype" style:family="text">
      <style:text-properties style:font-name="Liberation Serif" fo:color="#000000" fo:font-size="14pt" style:font-size-asian="14pt" style:font-size-complex="14pt"/>
    </style:style>
    <style:style style:name="T235" style:parent-style-name="Teletype" style:family="text">
      <style:text-properties style:font-name="Liberation Serif" fo:color="#000000" fo:font-size="14pt" style:font-size-asian="14pt" style:font-size-complex="14pt"/>
    </style:style>
    <style:style style:name="P236" style:parent-style-name="Standard" style:family="paragraph">
      <style:paragraph-properties fo:text-align="justify" fo:text-indent="0.3937in"/>
    </style:style>
    <style:style style:name="P237" style:parent-style-name="Standard" style:family="paragraph">
      <style:paragraph-properties fo:text-align="justify" fo:text-indent="0.3937in"/>
    </style:style>
    <style:style style:name="T238" style:parent-style-name="Teletype" style:family="text">
      <style:text-properties style:font-name="Liberation Serif" fo:color="#000000" fo:font-size="14pt" style:font-size-asian="14pt" style:font-size-complex="14pt"/>
    </style:style>
    <style:style style:name="T239" style:parent-style-name="Teletype" style:family="text">
      <style:text-properties style:font-name="Liberation Serif" fo:color="#000000" fo:font-size="14pt" style:font-size-asian="14pt" style:font-size-complex="14pt"/>
    </style:style>
    <style:style style:name="T240" style:parent-style-name="Teletype" style:family="text">
      <style:text-properties style:font-name="Liberation Serif" fo:font-style="italic" style:font-style-asian="italic" style:font-style-complex="italic" fo:color="#000000" fo:font-size="14pt" style:font-size-asian="14pt" style:font-size-complex="14pt"/>
    </style:style>
    <style:style style:name="T241" style:parent-style-name="Teletype" style:family="text">
      <style:text-properties style:font-name="Liberation Serif" fo:color="#000000" fo:font-size="14pt" style:font-size-asian="14pt" style:font-size-complex="14pt"/>
    </style:style>
    <style:style style:name="T242" style:parent-style-name="Teletype" style:family="text">
      <style:text-properties style:font-name="Liberation Serif" fo:color="#000000" fo:font-size="14pt" style:font-size-asian="14pt" style:font-size-complex="14pt"/>
    </style:style>
    <style:style style:name="T243" style:parent-style-name="Teletype" style:family="text">
      <style:text-properties style:font-name="Liberation Serif" fo:font-weight="bold" style:font-weight-asian="bold" style:font-weight-complex="bold" fo:color="#000000" fo:font-size="14pt" style:font-size-asian="14pt" style:font-size-complex="14pt"/>
    </style:style>
    <style:style style:name="T244" style:parent-style-name="Teletype" style:family="text">
      <style:text-properties style:font-name="Liberation Serif" fo:font-weight="bold" style:font-weight-asian="bold" style:font-weight-complex="bold" fo:color="#000000" fo:font-size="14pt" style:font-size-asian="14pt" style:font-size-complex="14pt"/>
    </style:style>
    <style:style style:name="T245" style:parent-style-name="Teletype" style:family="text">
      <style:text-properties style:font-name="Liberation Serif" fo:color="#000000" fo:font-size="14pt" style:font-size-asian="14pt" style:font-size-complex="14pt"/>
    </style:style>
    <style:style style:name="P246" style:parent-style-name="Standard" style:family="paragraph">
      <style:paragraph-properties fo:text-align="justify" fo:text-indent="0.3937in"/>
    </style:style>
    <style:style style:name="P247" style:parent-style-name="Standard" style:family="paragraph">
      <style:paragraph-properties fo:text-align="justify" fo:text-indent="0.3937in"/>
    </style:style>
    <style:style style:name="T248" style:parent-style-name="Teletype" style:family="text">
      <style:text-properties style:font-name="Liberation Serif" fo:color="#000000" fo:font-size="14pt" style:font-size-asian="14pt" style:font-size-complex="14pt"/>
    </style:style>
    <style:style style:name="T249" style:parent-style-name="Teletype" style:family="text">
      <style:text-properties style:font-name="Liberation Serif" fo:color="#000000" fo:font-size="14pt" style:font-size-asian="14pt" style:font-size-complex="14pt"/>
    </style:style>
    <style:style style:name="P250" style:parent-style-name="Standard" style:family="paragraph">
      <style:paragraph-properties fo:text-align="justify" fo:text-indent="0.3937in"/>
    </style:style>
    <style:style style:name="T251" style:parent-style-name="Teletype" style:family="text">
      <style:text-properties style:font-name="Liberation Serif" fo:color="#000000" fo:font-size="14pt" style:font-size-asian="14pt" style:font-size-complex="14pt"/>
    </style:style>
    <style:style style:name="P252" style:parent-style-name="Standard" style:family="paragraph">
      <style:paragraph-properties fo:text-align="justify" fo:text-indent="0.3937in"/>
    </style:style>
    <style:style style:name="P253" style:parent-style-name="Standard" style:family="paragraph">
      <style:paragraph-properties fo:text-align="justify" fo:text-indent="0.3937in"/>
    </style:style>
    <style:style style:name="T254" style:parent-style-name="Teletype" style:family="text">
      <style:text-properties style:font-name="Liberation Serif" fo:color="#000000" fo:font-size="14pt" style:font-size-asian="14pt" style:font-size-complex="14pt"/>
    </style:style>
    <style:style style:name="T255" style:parent-style-name="Teletype" style:family="text">
      <style:text-properties style:font-name="Liberation Serif" fo:color="#000000" fo:font-size="14pt" style:font-size-asian="14pt" style:font-size-complex="14pt"/>
    </style:style>
    <style:style style:name="P256" style:parent-style-name="Standard" style:family="paragraph">
      <style:paragraph-properties fo:text-align="justify" fo:text-indent="0.3937in"/>
    </style:style>
    <style:style style:name="P25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8" style:parent-style-name="Textbody" style:family="paragraph">
      <style:paragraph-properties fo:text-align="justify"/>
      <style:text-properties fo:font-size="14pt" style:font-size-asian="14pt" style:font-size-complex="14pt"/>
    </style:style>
    <style:style style:name="P259" style:parent-style-name="Textbody" style:list-style-name="LFO4" style:family="paragraph">
      <style:paragraph-properties fo:text-align="justify" fo:text-indent="0.3937in"/>
      <style:text-properties fo:font-size="14pt" style:font-size-asian="14pt" style:font-size-complex="14pt"/>
    </style:style>
    <style:style style:name="P260" style:parent-style-name="Textbody" style:list-style-name="LFO4" style:family="paragraph">
      <style:paragraph-properties fo:text-align="justify" fo:text-indent="0.3937in"/>
      <style:text-properties fo:font-size="14pt" style:font-size-asian="14pt" style:font-size-complex="14pt"/>
    </style:style>
    <style:style style:name="P261" style:parent-style-name="Textbody" style:list-style-name="LFO4" style:family="paragraph">
      <style:paragraph-properties fo:text-align="justify" fo:text-indent="0.3937in"/>
      <style:text-properties fo:font-size="14pt" style:font-size-asian="14pt" style:font-size-complex="14pt"/>
    </style:style>
    <style:style style:name="P262" style:parent-style-name="Standard" style:list-style-name="LFO4" style:family="paragraph">
      <style:paragraph-properties fo:text-align="justify" fo:text-indent="0.3937in"/>
      <style:text-properties fo:font-size="14pt" style:font-size-asian="14pt" style:font-size-complex="14pt"/>
    </style:style>
    <style:style style:name="P263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26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65" style:parent-style-name="Standard" style:list-style-name="LFO5" style:family="paragraph">
      <style:paragraph-properties fo:text-align="justify" fo:text-indent="0.3937in"/>
      <style:text-properties fo:font-size="14pt" style:font-size-asian="14pt" style:font-size-complex="14pt"/>
    </style:style>
    <style:style style:name="P266" style:parent-style-name="Standard" style:list-style-name="LFO4" style:family="paragraph">
      <style:paragraph-properties fo:text-align="justify" fo:text-indent="0.3937in"/>
      <style:text-properties fo:font-size="14pt" style:font-size-asian="14pt" style:font-size-complex="14pt"/>
    </style:style>
    <style:style style:name="P267" style:parent-style-name="Standard" style:list-style-name="LFO4" style:family="paragraph">
      <style:paragraph-properties fo:text-align="justify" fo:text-indent="0.3937in"/>
      <style:text-properties fo:font-size="14pt" style:font-size-asian="14pt" style:font-size-complex="14pt"/>
    </style:style>
    <style:style style:name="P268" style:parent-style-name="Standard" style:list-style-name="LFO4" style:family="paragraph">
      <style:paragraph-properties fo:text-align="justify" fo:text-indent="0.3937in"/>
      <style:text-properties fo:font-size="14pt" style:font-size-asian="14pt" style:font-size-complex="14pt"/>
    </style:style>
    <style:style style:name="P269" style:parent-style-name="Standard" style:list-style-name="LFO4" style:family="paragraph">
      <style:paragraph-properties fo:text-align="justify" fo:text-indent="0.3937in"/>
      <style:text-properties fo:font-size="14pt" style:font-size-asian="14pt" style:font-size-complex="14pt"/>
    </style:style>
    <style:style style:name="P270" style:parent-style-name="Standard" style:list-style-name="LFO4" style:family="paragraph">
      <style:paragraph-properties fo:text-align="justify" fo:text-indent="0.3937in"/>
      <style:text-properties fo:font-size="14pt" style:font-size-asian="14pt" style:font-size-complex="14pt"/>
    </style:style>
    <style:style style:name="P271" style:parent-style-name="Standard" style:family="paragraph">
      <style:paragraph-properties fo:text-align="center"/>
    </style:style>
    <style:style style:name="T27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7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4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275" style:parent-style-name="Standard" style:family="paragraph">
      <style:paragraph-properties fo:text-align="justify" fo:text-indent="0.3937in"/>
      <style:text-properties fo:font-size="14pt" style:font-size-asian="14pt" style:font-size-complex="14pt" fo:background-color="#C5000B"/>
    </style:style>
    <style:style style:name="P276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277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278" style:parent-style-name="Standard" style:family="paragraph">
      <style:paragraph-properties fo:text-align="justify" fo:text-indent="0.3937in"/>
      <style:text-properties fo:font-size="16pt" style:font-size-asian="16pt" style:font-size-complex="16pt" fo:background-color="#FF3333"/>
    </style:style>
    <style:style style:name="P279" style:parent-style-name="Standard" style:family="paragraph">
      <style:paragraph-properties fo:text-align="justify" fo:text-indent="0.3937in"/>
      <style:text-properties fo:font-size="16pt" style:font-size-asian="16pt" style:font-size-complex="16pt" fo:background-color="#FF3333"/>
    </style:style>
  </office:automatic-styles>
  <office:body>
    <office:text text:use-soft-page-breaks="true">
      <text:p text:style-name="P1">Лабораторная работа №2<text:s/>«Разработка модели алгоритма взаимного исключения процессов/потоков на языке Promela и исследование ее свойств в системе верификации Spin» по курсу «Методология программной инженерии и верификация программного обеспечения».</text:p>
      <text:p text:style-name="P2"/>
      <text:p text:style-name="P3"><text:span text:style-name="T4">Преподаватель: Данилов Игорь Г</text:span><text:span text:style-name="T5">еннадьевич, к.т.н., ассистент кафедры МОП ЭВМ; контакты: email —<text:s/></text:span><text:a xlink:href="mailto:igdanilov@sfedu.ru" office:target-frame-name="_top" xlink:show="replace"><text:span text:style-name="T6">igdanilov</text:span></text:a><text:a xlink:href="mailto:igdanilov@sfedu.ru" office:target-frame-name="_top" xlink:show="replace"><text:span text:style-name="T7">@</text:span></text:a><text:a xlink:href="mailto:igdanilov@sfedu.ru" office:target-frame-name="_top" xlink:show="replace"><text:span text:style-name="T8">sfedu.ru</text:span></text:a><text:span text:style-name="T9">, вконтакте – id1274906.</text:span></text:p>
      <text:p text:style-name="P10">Дата обновления документа: 5.10.2015</text:p>
      <text:p text:style-name="P11"/>
      <text:p text:style-name="P12">Лабораторная работа</text:p>
      <text:p text:style-name="P13"/>
      <text:p text:style-name="P14">Лабораторная работа основана на материале лабораторных работ курса по параллельному программированию Технического университета<text:s/><text:bookmark-start text:name="ctl03_ServiceMenuHeader_ServiceMenuLogo"/><text:bookmark-end text:name="ctl03_ServiceMenuHeader_ServiceMenuLogo"/>Дании (http://www2.compute.dtu.dk/courses/02158/cplab2.html).</text:p>
      <text:p text:style-name="P15">Для выполнения лабораторной<text:s/>работы необходимо разбиться на бригады максимум по 2 человека.<text:s/>Лабораторная работа делится на две части: 1) разработка модели алгоритма взаимного исключения с центральным координатором и взаимодействием а) через разделяемую память и б) с помощью каналов;<text:s/>2) верификация и исследование базовых свойств разработанных моделей.</text:p>
      <text:p text:style-name="P16"><text:span text:style-name="T17">Далее все ссылки на директории и файлы в описании будут приводиться относительно пути, по которому расположены необходимые инструменты верификации в специально сконфигурированной для лабо</text:span><text:span text:style-name="T18">раторной работы среде (Debian x64 + openbox): /home/user/spin. Например, каталог со стандартными примерами Spin: полная запись – /home/user/spin/Spin/Examples, относительная – Spin/Examples. Пары логин пароль для входа в ОС: login: user, password: user; lo</text:span><text:span text:style-name="T19">gin (</text:span><text:span text:style-name="T20">суперпользователь</text:span><text:span text:style-name="T21">): root, password: root.</text:span></text:p>
      <text:p text:style-name="P22"/>
      <text:p text:style-name="P23">1. <text:s/>Разработка модели алгоритма распределенного взаимного исключения с центральным координатором</text:p>
      <text:p text:style-name="P24"/>
      <text:p text:style-name="P25">Централизованный алгоритм взаимного исключения может быть описан следующим образом:</text:p>
      <text:list text:style-name="LFO1" text:continue-numbering="true">
        <text:list-item>
          <text:p text:style-name="P26"><text:span text:style-name="T27">Центральный управляющий уз</text:span><text:span text:style-name="T28">ел (</text:span><text:span text:style-name="T29">координатор</text:span><text:span text:style-name="T30">) ведет очередь запросов на вход.</text:span></text:p>
        </text:list-item>
        <text:list-item>
          <text:p text:style-name="P31"><text:span text:style-name="T32">Процесс, желающий войти в критическую секцию (КС), посылает координатору сообщение-</text:span><text:span text:style-name="T33">запрос на вход</text:span><text:span text:style-name="T34"><text:s/>в критическую секцию и ждет ответного сообщения-</text:span><text:span text:style-name="T35">разрешения<text:s/></text:span><text:span text:style-name="T36">на вход.</text:span></text:p>
        </text:list-item>
        <text:list-item>
          <text:p text:style-name="P37"><text:span text:style-name="T38">После<text:s/></text:span><text:span text:style-name="T39">выхода</text:span><text:span text:style-name="T40"><text:s/>из критической секции процесс сообщает координатору, что критическая секция свободна.</text:span></text:p>
        </text:list-item>
      </text:list>
      <text:p text:style-name="P41"/>
      <text:p text:style-name="P42">Вопрос 1: в чем недостаток данного алгоритма?</text:p>
      <text:p text:style-name="P43">Вопрос 2: в чем достоинства данного алгоритма?</text:p>
      <text:p text:style-name="P44"/>
      <text:p text:style-name="P45">Вам необходимо реализовать модель централизованного алгоритма<text:s/><text:soft-page-break/>взаимного исключения на языке Promela двумя способами:</text:p>
      <text:list text:style-name="LFO2" text:continue-numbering="true">
        <text:list-item>
          <text:p text:style-name="P46">Используя для коммуникации между процессами разделяемую память.</text:p>
        </text:list-item>
        <text:list-item>
          <text:p text:style-name="P47">Используя для коммуникации между процессами каналы.</text:p>
        </text:list-item>
      </text:list>
      <text:p text:style-name="P48"/>
      <text:p text:style-name="P49">В качестве<text:s/>старта для первого способа предлагается следующая заглушка:</text:p>
      <text:p text:style-name="P50"/>
      <text:p text:style-name="P51">#define N 5</text:p>
      <text:p text:style-name="PreformattedText"/>
      <text:p text:style-name="P52">bool enter[N]; <text:s/>/* Флаги для запросов на вход в КС */</text:p>
      <text:p text:style-name="P53">bool ok[N]; <text:s text:c="4"/>/* Флаги-разрешения на вход в КС <text:s text:c="2"/>*/</text:p>
      <text:p text:style-name="PreformattedText"/>
      <text:p text:style-name="P54">/*</text:p>
      <text:p text:style-name="P55"><text:s/>* В коде используется тот факт, что первые N экземпляров процессов</text:p>
      <text:p text:style-name="P56"><text:s/>*<text:s/>получат идентификаторы (pid) от 0 до N-1. Таким образом, pid может</text:p>
      <text:p text:style-name="P57"><text:s/>* использоваться в качестве индекса для массива флагов</text:p>
      <text:p text:style-name="P58"><text:s/>*/</text:p>
      <text:p text:style-name="PreformattedText"/>
      <text:p text:style-name="P59">active [N] proctype P()</text:p>
      <text:p text:style-name="P60">{</text:p>
      <text:p text:style-name="P61"><text:s text:c="8"/>do</text:p>
      <text:p text:style-name="P62"><text:s text:c="8"/>:: <text:s text:c="5"/>/* Первый оператор — skip, для возможности поставить метку */</text:p>
      <text:p text:style-name="P63"><text:s text:c="8"/><text:s text:c="8"/>/* entry (будет использоваться дальше при верификации)<text:tab/><text:s text:c="4"/>*/</text:p>
      <text:p text:style-name="P64"><text:s text:c="16"/>skip;</text:p>
      <text:p text:style-name="PreformattedText"/>
      <text:p text:style-name="P65">entry: <text:s/></text:p>
      <text:p text:style-name="P66"><text:s text:c="16"/>enter[_pid] = true;</text:p>
      <text:p text:style-name="P67"><text:s text:c="16"/>/*ожидаем разрешения на вход*/ ok[_pid] -&gt;</text:p>
      <text:p text:style-name="PreformattedText"/>
      <text:p text:style-name="P68">crit: <text:s text:c="2"/>/* Критическая секция<text:s/>*/</text:p>
      <text:p text:style-name="P69"><text:s text:c="16"/>skip;</text:p>
      <text:p text:style-name="P70"><text:s text:c="8"/></text:p>
      <text:p text:style-name="P71">exit:</text:p>
      <text:p text:style-name="P72"><text:s text:c="16"/>/* TODO: код для выхода из КС */</text:p>
      <text:p text:style-name="PreformattedText"/>
      <text:p text:style-name="P73"><text:s text:c="16"/>/* Вне критической секции (цикл возможно прерывается */</text:p>
      <text:p text:style-name="P74"><text:s text:c="16"/>if :: skip :: break fi</text:p>
      <text:p text:style-name="PreformattedText"/>
      <text:p text:style-name="P75"><text:s text:c="8"/>od;</text:p>
      <text:p text:style-name="P76">}</text:p>
      <text:p text:style-name="PreformattedText"/>
      <text:p text:style-name="P77">active proctype Coordinator()</text:p>
      <text:p text:style-name="P78">{</text:p>
      <text:p text:style-name="P79"><text:s text:c="5"/><text:s text:c="3"/>do</text:p>
      <text:p text:style-name="P80"><text:s text:c="8"/>:: <text:s text:c="5"/></text:p>
      <text:p text:style-name="P81"><text:s text:c="16"/>/* <text:s/>TODO: код координатора */</text:p>
      <text:p text:style-name="P82"><text:s text:c="16"/>skip</text:p>
      <text:p text:style-name="P83"><text:s text:c="8"/>od</text:p>
      <text:p text:style-name="P84">}</text:p>
      <text:soft-page-break/>
      <text:p text:style-name="P85"><text:span text:style-name="T86">Далее, на основе предложенной заглушки, разработайте модель централизованного алгоритма с использованием<text:s/></text:span><text:span text:style-name="T87">каналов</text:span><text:span text:style-name="T88"><text:s/>в качестве механизма взаимодействия.</text:span></text:p>
      <text:p text:style-name="P89"><text:span text:style-name="T90">При</text:span><text:span text:style-name="T91">мечание</text:span><text:span text:style-name="T92">: на данном этапе верификацию моделей производить<text:s/></text:span><text:span text:style-name="T93">не нужно</text:span><text:span text:style-name="T94">! Разработанный Вами код модели необходимо сохранить «как есть» и представить в отчете, в соответствующей части. «Проверять» модель на данном этапе нужно с помощью Syntax Check и случайной си</text:span><text:span text:style-name="T95">муляции.</text:span></text:p>
      <text:p text:style-name="P96"/>
      <text:p text:style-name="P97">2. <text:s text:c="2"/>Верификация и исследование базовых свойств разработанных моделей</text:p>
      <text:p text:style-name="P98"/>
      <text:p text:style-name="P99"><text:span text:style-name="T100">На данном этапе для<text:s/></text:span><text:span text:style-name="T101">обе<text:s/></text:span><text:span text:style-name="T102">разработанные модели</text:span><text:span text:style-name="T103"><text:s/>необходимо проверить на выполнение ряда свойств. Для этого необходимо либо а) изменить соответствующим образом модель, б) написать LTL-формулы или в) включить определенные опции верификации, а затем верифицировать модель (с соответствующими опциями и/или<text:s/></text:span><text:span text:style-name="T104">LTL-формулами). Все изменения модели и включение соответствующих опций<text:s/></text:span><text:span text:style-name="T105">необходимо отразить</text:span><text:span text:style-name="T106"><text:s/>в отчете.</text:span></text:p>
      <text:p text:style-name="P107"><text:span text:style-name="T108">Примечание</text:span><text:span text:style-name="T109">: если результаты верификации приводят в итоге к изменению модели (модель оказалась неправильной), то эту измененную модель также необходимо<text:s/></text:span><text:span text:style-name="T110">прив</text:span><text:span text:style-name="T111">ести в отчете</text:span><text:span text:style-name="T112">.</text:span></text:p>
      <text:p text:style-name="P113"><text:span text:style-name="T114">Сначала необходимо проверить базовые<text:s/></text:span><text:span text:style-name="T115">свойства безопасности</text:span><text:span text:style-name="T116"><text:s/>алгоритма. <text:s/>Свойства безопасности: этот класс свойств гарантирует, что при некоторых условиях некоторая ситуация никогда не может быть достигнута (гарантия того, что нечто плохое ник</text:span><text:span text:style-name="T117">огда не произойдет) [1]. Данные свойства проверяются в режиме Safety системы Spin.</text:span></text:p>
      <text:p text:style-name="P118"><text:span text:style-name="T119">Одним из таких свойств является<text:s/></text:span><text:span text:style-name="T120">свобода от взаимоблокировок</text:span><text:span text:style-name="T121">. Проверка осуществляется в режиме Safety с включенной опцией invalid endstates (deadlocks). В случае обнаружения<text:s/></text:span><text:span text:style-name="T122">взаимоблокировки необходимо итеративно изменять и верифицировать модель (все промежуточные модели должны быть представлены в отчете).</text:span></text:p>
      <text:p text:style-name="P123"><text:span text:style-name="T124">Далее необходимо проверить другое свойство безопасности:<text:s/></text:span><text:span text:style-name="T125">взаимное исключение</text:span><text:span text:style-name="T126">. Наиболее часто подобные свойства проверяются</text:span><text:span text:style-name="T127"><text:s/>с помощью переменных (</text:span><text:span text:style-name="T128">исторических</text:span><text:span text:style-name="T129"><text:s/>переменных), которые служат для описания инвариантов в программе, и конструкций assert. Вам необходимо проверить выполнение свойства взаимного исключения для обеих моделей двумя способами: а) с помощью описания и проверк</text:span><text:span text:style-name="T130">и<text:s/></text:span><text:span text:style-name="T131">локального</text:span><text:span text:style-name="T132"><text:s/>инварианта (конструкция assert используется непосредственно в теле процесса) и б) с помощью описания и проверки<text:s/></text:span><text:span text:style-name="T133">глобального</text:span><text:span text:style-name="T134"><text:s/>инварианта (использование дополнительного процесса-монитора, в котором осуществляется проверка условия и и используется</text:span><text:span text:style-name="T135"><text:s/>конструкция assert). Проверка осуществляется в режиме Safety с включенной опцией assertion violations. В случае обнаружения нарушения свойства взаимного исключения необходимо итеративно изменять и верифицировать модель (все промежуточные модели должны быт</text:span><text:span text:style-name="T136">ь представлены в отчете).</text:span></text:p>
      <text:p text:style-name="P137"><text:span text:style-name="T138">Далее необходимо проверить базовые<text:s/></text:span><text:span text:style-name="T139">свойства живости</text:span><text:span text:style-name="T140"><text:s/>алгоритма. <text:s/></text:span><text:soft-page-break/><text:span text:style-name="T141">Свойство живости утверждает, что нечто хорошее в будущем обязательно произойдет или нечто хорошее обязательно в будущем будет происходить неопределенно часто [1]. Для</text:span><text:span text:style-name="T142"><text:s/>алгоритмов взаимного исключения выполнения свойства живости означает предоставление<text:s/></text:span><text:span text:style-name="T143">гарантии прогресса</text:span><text:span text:style-name="T144"><text:s/>системы в целом. Данные свойства проверяются в режиме Liveness системы Spin.</text:span></text:p>
      <text:p text:style-name="P145"><text:span text:style-name="T146">Первое свойство живости, которое нужно проверить, - это<text:s/></text:span><text:span text:style-name="T147">свойство <text:s/>обязатель</text:span><text:span text:style-name="T148">ности (obligingness)</text:span><text:span text:style-name="T149">. Данное свойство можно сформулировать следующим образом:<text:s/></text:span><text:span text:style-name="T150">каждый запрос на вход в КС единственным процессом рано или поздно должен быть удовлетворен</text:span><text:span text:style-name="T151">. Таким образом проверяется отсутствие непредвиденных задержек при входе в КС. Для прове</text:span><text:span text:style-name="T152">рки этого свойства необходимо написать LTL-формулу.</text:span></text:p>
      <text:p text:style-name="P153"><text:span text:style-name="T154">Примечание</text:span><text:span text:style-name="T155">: единственность процесса в данном случае означает не то, что процесс в системе один, а то, что<text:s/></text:span><text:span text:style-name="T156">запрос на вход в КС поступает от одного процесса</text:span><text:span text:style-name="T157">. Т.е. свойство, которое должна выражать LTL-форм</text:span><text:span text:style-name="T158">ула в данном случае, может быть описано словами: если поступил запрос на вход в КС от одного процесса, при этом от других процессов запрос на вход в КС не поступает и не поступит далее (G в LTL), то поступивший единственный запрос на вход будет обслужен.</text:span></text:p>
      <text:p text:style-name="P159"><text:span text:style-name="T160">П</text:span><text:span text:style-name="T161">римечание</text:span><text:span text:style-name="T162">: в формуле нужно использовать синтаксис пометки состояний процессов Spin — имя_процесса[идентификатор_процесса]@метка, например для нашей модели, P[0]@entry (означает «прохождение процессом с идентификатором 0 метки entry»). В данном случае счита</text:span><text:span text:style-name="T163">ть процессом посылающим единственный запрос на вход в КС можно процесс с<text:s/></text:span><text:span text:style-name="T164">любым</text:span><text:span text:style-name="T165"><text:s/>(на Ваше усмотрение) идентификатором.</text:span></text:p>
      <text:p text:style-name="P166">Проверка осуществляется в режиме Liveness с включенными опциями acceptence cycles, enforce weak fairness constraint, use claim. Spin может<text:s/>потребовать скомпилировать код с опцией -DNFAIR=3. Ее необходимо добавить в Show Advanced Parameter Settings-&gt;Extra Compile-Time Directives.</text:p>
      <text:p text:style-name="P167"><text:span text:style-name="T168">Если свойство живости не выполняется, то трассировка (записанная в trail-файле) верификации заканчивается циклом, к</text:span><text:span text:style-name="T169">оторый повторяется бесконечно (помечается в окне вывода как <text:s/></text:span><text:span text:style-name="T170">&lt;&lt;&lt;&lt;&lt;START OF CYCLE&gt;&gt;&gt;&gt;&gt;</text:span><text:span text:style-name="T171">).</text:span></text:p>
      <text:p text:style-name="P172"><text:span text:style-name="T173">Второе</text:span><text:span text:style-name="T174"><text:s/>свойство живости, которое нужно проверить, - это свойство <text:s/></text:span><text:span text:style-name="T175">отсутствия голодания или «удушения» (lockout freedom, starvation freedom)</text:span><text:span text:style-name="T176">. Данное свойство можно сформулировать следующим образом:<text:s/></text:span><text:span text:style-name="T177">каждый запрос на вход в КС любым процессом (безотносительно того,</text:span><text:span text:style-name="T178"><text:s/>запрашивают ли вход в КС другие процессы системы или нет) рано или поздно должен быть удовлетворен</text:span><text:span text:style-name="T179">. Для проверки этого свойства необходимо написать LTL-формулу.</text:span></text:p>
      <text:p text:style-name="P180"><text:span text:style-name="T181">Примечание</text:span><text:span text:style-name="T182">: в формуле нужно использовать синтаксис пометки состояний процессов Spin — имя_про</text:span><text:span text:style-name="T183">цесса[идентификатор_процесса]@метка, например для нашей модели, P[0]@entry (означает «прохождение процессом с идентификатором 0 метки entry»). Верифицировать модель можно относительно процесса с<text:s/></text:span><text:span text:style-name="T184">любым<text:s/></text:span><text:span text:style-name="T185">(на Ваш выбор) идентификатором (например, с идентификат</text:span><text:span text:style-name="T186">ором 0).</text:span></text:p>
      <text:p text:style-name="P187">Проверка осуществляется в режиме Liveness с включенными опциями<text:s/><text:soft-page-break/>acceptence cycles, enforce weak fairness constraint, use claim. Spin может потребовать скомпилировать код с опцией -DNFAIR=3. Ее необходимо добавить в Show Advanced Parameter Settings-&gt;Extra Compile-Time Directives.</text:p>
      <text:p text:style-name="P188"><text:span text:style-name="T189">Если свойство живости не выполняется, то трассировка (записанная в trail-файле) верификации заканчивается циклом, который повторяется бесконечно (помечается в окне вывода как <text:s/></text:span><text:span text:style-name="T190">&lt;&lt;&lt;&lt;&lt;START OF CYCLE&gt;&gt;&gt;&gt;&gt;</text:span><text:span text:style-name="T191">).</text:span></text:p>
      <text:p text:style-name="P192"><text:span text:style-name="T193">Во многих случаях вы</text:span><text:span text:style-name="T194">полнение свойств, определяющих корректное функционирование (выполнение свойств безопасности или живости) модели, должно проводиться только на тех вычислениях, на которых выполняется некоторое дополнительное условие, которое по разным причинам называется<text:s/></text:span><text:span text:style-name="T195">тр</text:span><text:span text:style-name="T196">ебованием справедливости</text:span><text:span text:style-name="T197"><text:s/>(fairness).<text:s/></text:span><text:span text:style-name="T198">Первая причина</text:span><text:span text:style-name="T199"><text:s/>состоит в том, что анализируемая система будет работать в некотором окружении, к функционированию которого мы предъявляем эти требования, поскольку только с этими дополнительными требованиями к окружению<text:s/></text:span><text:span text:style-name="T200">наша система может выполнять полезную функциональность (например, справедливый планировщик процессов</text:span><text:span text:style-name="T201"><text:s/></text:span><text:span text:style-name="T202">в реальной системе, который реализует справедливую стратегию планирования — самая простая: round-robin). Т.е. в данном случае требования предъявляются к ок</text:span><text:span text:style-name="T203">ружению, которое мы не верифицируем (не можем, не нужно).<text:s/></text:span><text:span text:style-name="T204">Вторая причина</text:span><text:span text:style-name="T205"><text:s/>другая: она состоит в том, что в той модели переходов, которая используется при верификации для представления реальных систем, могут существовать нереалистичные, нереализуемые вычисле</text:span><text:span text:style-name="T206">ния, возникшие из-за ограниченных выразительных средств модели (например, бесконечная потеря сообщения в ненадежном канале модели, в то время как передача сообщения в реальном канале всегда отлична от нуля). Т.е. в данном случае учитывать при верификации т</text:span><text:span text:style-name="T207">акие нереалистичные вычисления нет необходимости [1].</text:span></text:p>
      <text:p text:style-name="P208"><text:span text:style-name="T209">Различают три вида справедливости [1].</text:span></text:p>
      <text:list text:style-name="LFO3" text:continue-numbering="true">
        <text:list-item>
          <text:p text:style-name="P210"><text:span text:style-name="T211">Безусловная справедливость</text:span><text:span text:style-name="T212"><text:s/>— например, «каждый процесс получает обслуживание неопределенно часто».</text:span></text:p>
        </text:list-item>
        <text:list-item>
          <text:p text:style-name="P213"><text:span text:style-name="T214">Сильная справедливость</text:span><text:span text:style-name="T215"><text:s/>— например, «если процесс запрашивает обс</text:span><text:span text:style-name="T216">луживание неопределенно часто, он получает его неопределенно часто» или «действие не может все время игнорироваться, если оно готово к выполнению неопределенно часто».</text:span></text:p>
        </text:list-item>
        <text:list-item>
          <text:p text:style-name="P217"><text:span text:style-name="T218">Слабая справедливость</text:span><text:span text:style-name="T219"><text:s/>— например, «если процесс запрашивает обслуживание постоянно (неоп</text:span><text:span text:style-name="T220">ределенно долго), он получает его неопределенно часто» или «действие не может бесконечно игнорироваться, если оно все время готово к выполнению».</text:span></text:p>
        </text:list-item>
      </text:list>
      <text:p text:style-name="P221"><text:span text:style-name="T222">На практике многие верификаторы, в частности Spin, имеют режим, при котором автоматически реализуется слабая с</text:span><text:span text:style-name="T223">праведливость (в Spin это опция <text:s/>enforce weak fairness constraint). При этом, например, если у одного из параллельных процессов есть, по крайней мере, один не блокированный оператор, этот процесс не будет постоянно игнорироваться в проверяемых траекториях.</text:span><text:span text:style-name="T224"><text:s/>Более сложные виды справедливости необходимо при верификации<text:s/></text:span><text:span text:style-name="T225">выражать формулами LTL явно</text:span><text:span text:style-name="T226"><text:s/>[1]. Без опции <text:s/>enforce weak fairness constraint в Spin<text:s/></text:span><text:span text:style-name="T227">не делается никакого предположения</text:span><text:span text:style-name="T228"><text:s/>о требовании<text:s/></text:span><text:soft-page-break/><text:span text:style-name="T229">справедливости.</text:span></text:p>
      <text:p text:style-name="P230"><text:span text:style-name="T231">Уберите опцию <text:s/>enforce weak fairness constraint и произведите верификацию свойства отсутствия голодания снова.</text:span></text:p>
      <text:p text:style-name="P232"/>
      <text:p text:style-name="P233"><text:span text:style-name="T234">Вопрос 3: как Вы можете объяснить результаты верификации свойства отсутствия голодания без включенной опции <text:s/>enfor</text:span><text:span text:style-name="T235">ce weak fairness constraint?</text:span></text:p>
      <text:p text:style-name="P236"/>
      <text:p text:style-name="P237"><text:span text:style-name="T238">Свойство отсутствия голодания обладает семантикой живости с требованием справедливости в слабом смысле: запросы могут обслуживаться в любом порядке, но главное, что они обслуживаются все (тем гарантируется прогресс и справедли</text:span><text:span text:style-name="T239">вость обслуживания). Поэтому зачастую данное свойство относят также к отдельной группе<text:s/></text:span><text:span text:style-name="T240">свойств справедливости</text:span><text:span text:style-name="T241"><text:s/>и называют это свойство (свойство отсутствия голодания) просто: fairness. Однако чаще можно встретить обозначение этого свойства просто как живост</text:span><text:span text:style-name="T242">ь или liveness. В таком случае fairness будет другое свойство живости с требованием справедливости в более строгом смысле, которое формулируется следующим образом:<text:s/></text:span><text:span text:style-name="T243">запросы на вход в КС любым процессом должны удовлетворяться в том порядке, в котором они пос</text:span><text:span text:style-name="T244">тупили</text:span><text:span text:style-name="T245">. Иногда данное свойство называют FIFO-справедливость.</text:span></text:p>
      <text:p text:style-name="P246"/>
      <text:p text:style-name="P247"><text:span text:style-name="T248">Вопрос 4: является ли разработанная Вами модель алгоритма централизованного взаимного исключения с использованием общей памяти для коммуникации FIFO-справедливой? Если нет, то каким образом ее<text:s/></text:span><text:span text:style-name="T249">можно сделать такой?</text:span></text:p>
      <text:p text:style-name="P250"><text:span text:style-name="T251">Вопрос 5: является ли разработанная Вами модель алгоритма централизованного взаимного исключения с использованием каналов для коммуникации FIFO-справедливой? Если нет, то каким образом ее можно сделать такой?</text:span></text:p>
      <text:p text:style-name="P252"/>
      <text:p text:style-name="P253"><text:span text:style-name="T254">Напишите LTL формулу для<text:s/></text:span><text:span text:style-name="T255">проверки FIFO-справедливости разработанных моделей (возможно понадобится добавление дополнительных меток в коде модели). Напишите почему формула имеет именно такой вид. Попробуйте верифицировать модели с этой формулой.</text:span></text:p>
      <text:p text:style-name="P256"/>
      <text:p text:style-name="P257">Источники информации</text:p>
      <text:p text:style-name="P258"/>
      <text:list text:style-name="LFO4" text:continue-numbering="true">
        <text:list-item>
          <text:p text:style-name="P259">Ю.Г. Карпов. Model checking: верификации параллельных и распределенных программных систем. Изд-во БХВ-Петербург, 2010, 552 с.</text:p>
        </text:list-item>
        <text:list-item>
          <text:p text:style-name="P260">M. Raynal, Algorithms for Mutual Exclusion, MIT Press, Cambridge, Mass., 1986, 107 pgs.</text:p>
        </text:list-item>
        <text:list-item>
          <text:p text:style-name="P261">http://spinroot.com/spin/whatispin.html</text:p>
        </text:list-item>
        <text:list-item>
          <text:p text:style-name="P262">Интернет.</text:p>
        </text:list-item>
      </text:list>
      <text:p text:style-name="P263"/>
      <text:p text:style-name="P264">Содержание отчета</text:p>
      <text:soft-page-break/>
      <text:list text:style-name="LFO4">
        <text:list-item text:start-value="1">
          <text:p text:style-name="P265">Цель работы.</text:p>
        </text:list-item>
        <text:list-item>
          <text:p text:style-name="P266">Код моделей из первой части.</text:p>
        </text:list-item>
        <text:list-item>
          <text:p text:style-name="P267">Измененный код моделей и результаты верификации из второй части.</text:p>
        </text:list-item>
        <text:list-item>
          <text:p text:style-name="P268">Ответы на вопросы.</text:p>
        </text:list-item>
        <text:list-item>
          <text:p text:style-name="P269">Формула для проверки FIFO-справедливости и ее объяснение.</text:p>
        </text:list-item>
        <text:list-item>
          <text:p text:style-name="P270">Вывод.</text:p>
        </text:list-item>
      </text:list>
      <text:p text:style-name="P271"><text:span text:style-name="T272">Общие требования к оформлению</text:span></text:p>
      <text:p text:style-name="P273"/>
      <text:p text:style-name="P274">В отчете приводится<text:s/>описание всех выполненных действий согласно требованиям к содержанию.</text:p>
      <text:p text:style-name="P275">Отчет сдается в электронном виде (высылается на электронную почту как минимум за неделю до очной сдачи).</text:p>
      <text:p text:style-name="P276">Обычный текст - шрифт 14 пт., заголовок — 16 пт., междустрочный интервал —<text:s/>одинарный, красная строка — 1 см, поля по 2 см.</text:p>
      <text:p text:style-name="P277">Пример титульного листа можно найти на сервере кафедры или взять из выполненной работы по другому курсу. Обязательно должна быть информация: «Лабораторная/Курсовая работа по курсу … на тему … Выполнили … Проверил: ...».</text:p>
      <text:p text:style-name="P278">В конце работы обязателен раздел «Список использованной литературы» или «Библиографический список», в случае использования сторонних источников.</text:p>
      <text:p text:style-name="P2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Название" style:display-name="Название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letype" style:display-name="Teletype" style:family="text">
      <style:text-properties style:font-name="Liberation Mono" style:font-name-asian="Nimbus Mono L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Выделение" style:display-name="Выделение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Анастасия</meta:initial-creator>
    <dc:creator>Анастасия</dc:creator>
    <meta:creation-date>2013-04-19T14:12:00Z</meta:creation-date>
    <dc:date>2016-11-14T15:00:00Z</dc:date>
    <meta:template xlink:href="Normal" xlink:type="simple"/>
    <meta:editing-cycles>1</meta:editing-cycles>
    <meta:editing-duration>PT96540S</meta:editing-duration>
    <meta:document-statistic meta:page-count="7" meta:paragraph-count="29" meta:word-count="2240" meta:character-count="14984" meta:row-count="106" meta:non-whitespace-character-count="12773"/>
  </office:meta>
</office:document-meta>
</file>